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VladimirViei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8:25:35.540441000</meta:creation-date>
    <dc:date>2025-05-11T18:26:00.937950604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33" meta:non-whitespace-character-count="33"/>
    <meta:generator>LibreOffice/7.3.7.2$Linux_X86_64 LibreOffice_project/30$Build-2</meta:generator>
  </office:meta>
</office:document-meta>
</file>